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entury Gothic" svg:font-family="'Century Gothic'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dd140" officeooo:paragraph-rsid="000dd140"/>
    </style:style>
    <style:style style:name="P2" style:family="paragraph" style:parent-style-name="Standard">
      <style:text-properties officeooo:rsid="000dd140" officeooo:paragraph-rsid="0010c608"/>
    </style:style>
    <style:style style:name="P3" style:family="paragraph" style:parent-style-name="Standard">
      <style:text-properties officeooo:rsid="000f655b" officeooo:paragraph-rsid="000f655b"/>
    </style:style>
    <style:style style:name="P4" style:family="paragraph" style:parent-style-name="Standard">
      <style:text-properties officeooo:paragraph-rsid="000f655b"/>
    </style:style>
    <style:style style:name="P5" style:family="paragraph" style:parent-style-name="Standard">
      <style:text-properties officeooo:rsid="0010c608" officeooo:paragraph-rsid="0010c608"/>
    </style:style>
    <style:style style:name="P6" style:family="paragraph" style:parent-style-name="Standard">
      <style:text-properties fo:font-weight="bold" officeooo:rsid="0010c608" officeooo:paragraph-rsid="0010c608" style:font-weight-asian="bold" style:font-weight-complex="bold"/>
    </style:style>
    <style:style style:name="P7" style:family="paragraph" style:parent-style-name="Standard">
      <style:text-properties style:text-underline-style="solid" style:text-underline-width="auto" style:text-underline-color="font-color" fo:font-weight="bold" officeooo:rsid="0010c608" officeooo:paragraph-rsid="0010c608" style:font-weight-asian="bold" style:font-weight-complex="bold"/>
    </style:style>
    <style:style style:name="P8" style:family="paragraph" style:parent-style-name="Standard">
      <style:text-properties fo:font-style="italic" fo:font-weight="bold" officeooo:rsid="000dd140" officeooo:paragraph-rsid="000dd140" style:font-style-asian="italic" style:font-weight-asian="bold" style:font-style-complex="italic" style:font-weight-complex="bold"/>
    </style:style>
    <style:style style:name="P9" style:family="paragraph" style:parent-style-name="Standard">
      <style:text-properties fo:font-style="italic" fo:font-weight="bold" officeooo:rsid="000dd140" officeooo:paragraph-rsid="0010c608" style:font-style-asian="italic" style:font-weight-asian="bold" style:font-style-complex="italic" style:font-weight-complex="bold"/>
    </style:style>
    <style:style style:name="P10" style:family="paragraph" style:parent-style-name="Standard">
      <style:text-properties fo:font-style="italic" fo:font-weight="bold" officeooo:rsid="0010c608" officeooo:paragraph-rsid="0010c608" style:font-style-asian="italic" style:font-weight-asian="bold" style:font-style-complex="italic" style:font-weight-complex="bold"/>
    </style:style>
    <style:style style:name="P11" style:family="paragraph" style:parent-style-name="Standard">
      <style:paragraph-properties fo:break-before="page"/>
      <style:text-properties officeooo:paragraph-rsid="000f655b"/>
    </style:style>
    <style:style style:name="P12" style:family="paragraph" style:parent-style-name="Standard">
      <style:paragraph-properties fo:break-before="page"/>
      <style:text-properties officeooo:rsid="000dd140" officeooo:paragraph-rsid="0010c608"/>
    </style:style>
    <style:style style:name="P13" style:family="paragraph" style:parent-style-name="Text_20_body">
      <style:paragraph-properties fo:line-height="115%" fo:text-align="justify" style:justify-single-word="false"/>
      <style:text-properties style:font-name="Century Gothic" fo:font-size="9pt"/>
    </style:style>
    <style:style style:name="P14" style:family="paragraph" style:parent-style-name="Text_20_body">
      <style:paragraph-properties fo:line-height="115%" fo:text-align="justify" style:justify-single-word="false"/>
      <style:text-properties style:font-name="Century Gothic" fo:font-size="9pt" fo:language="it" fo:country="IT"/>
    </style:style>
    <style:style style:name="P15" style:family="paragraph" style:parent-style-name="Text_20_body">
      <style:text-properties style:font-name="Century Gothic" fo:font-size="9pt" fo:font-weight="bold" officeooo:rsid="0010c608" officeooo:paragraph-rsid="0010c608" style:font-weight-asian="bold" style:font-weight-complex="bold"/>
    </style:style>
    <style:style style:name="P16" style:family="paragraph" style:parent-style-name="Text_20_body">
      <style:paragraph-properties fo:line-height="115%" fo:text-align="justify" style:justify-single-word="false"/>
      <style:text-properties style:font-name="Century Gothic" fo:font-size="9pt" fo:font-weight="bold" style:font-weight-asian="bold" style:font-weight-complex="bold"/>
    </style:style>
    <style:style style:name="P17" style:family="paragraph" style:parent-style-name="Text_20_body">
      <style:paragraph-properties fo:line-height="115%" fo:text-align="justify" style:justify-single-word="false"/>
    </style:style>
    <style:style style:name="T1" style:family="text">
      <style:text-properties officeooo:rsid="000f655b"/>
    </style:style>
    <style:style style:name="T2" style:family="text">
      <style:text-properties officeooo:rsid="0010c608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Century Gothic" fo:font-size="9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Caso Práctico: Contratos de trabajo<text:tab/><text:tab/><text:tab/><text:tab/><text:tab/> <text:s text:c="18"/>Análisis <text:span text:style-name="T2">y </text:span>elaboración</text:p>
      <text:p text:style-name="P3"/>
      <text:p text:style-name="P3">Javier González Tello<text:tab/><text:tab/><text:tab/><text:tab/><text:tab/><text:tab/><text:tab/><text:tab/><text:tab/> <text:s text:c="13"/>1ºH DAM</text:p>
      <text:p text:style-name="P1"/>
      <text:p text:style-name="P1"/>
      <text:p text:style-name="P1"/>
      <text:p text:style-name="P4"><text:span text:style-name="T1">En este documento se recoge la información del enunciado y se indican las pautas generales que se han seguido para rellenar los contratos descargados de la página del </text:span><text:a xlink:type="simple" xlink:href="https://www.sepe.es/contenidos/empresas/contratos_trabajo/modelos_contrato.html#" office:name="SEPE" text:style-name="Internet_20_link" text:visited-style-name="Visited_20_Internet_20_Link"><text:span text:style-name="T1">SEPE</text:span></text:a><text:span text:style-name="T1">.</text:span></text:p>
      <text:p text:style-name="P4"/>
      <text:p text:style-name="P4"/>
      <text:p text:style-name="P4"/>
      <text:p text:style-name="P11"/>
      <text:p text:style-name="P7">Caso I)</text:p>
      <text:p text:style-name="P2"/>
      <text:p text:style-name="P9">Información relevante del enunciado</text:p>
      <text:p text:style-name="P9"/>
      <text:p text:style-name="P12"/>
      <text:p text:style-name="P7">Caso II)</text:p>
      <text:p text:style-name="P1"/>
      <text:p text:style-name="P8">Información relevante del enunciado</text:p>
      <text:p text:style-name="P1"/>
      <text:p text:style-name="P1"><text:span text:style-name="T3">Empresa</text:span>: ELECRIK@, SA.</text:p>
      <text:p text:style-name="P1"><text:span text:style-name="T3">Plantilla</text:span>: 30 trabajadores</text:p>
      <text:p text:style-name="P1"><text:span text:style-name="T3">Trabajador</text:span>: Adrían Sancho Lozano.</text:p>
      <text:p text:style-name="P1"><text:span text:style-name="T3">Formación</text:span>: Técnico superior en instalaciones eléctricas y electr<text:span text:style-name="T2">otéc</text:span>nicas.</text:p>
      <text:p text:style-name="P5"><text:span text:style-name="T3">Categoría</text:span>: Instalador electricista oficial de 3ª.</text:p>
      <text:p text:style-name="P1"><text:span text:style-name="T3">Trabajo</text:span>: Instalacion eléctrica en la parcela 34 de Arcosur.</text:p>
      <text:p text:style-name="P1"><text:span text:style-name="T3">Jornada</text:span>: A tiempo completo. 40 horas semanales, distribución según pacto empresario-trabajador. Fijada en el convenio siderometa<text:span text:style-name="T2">l</text:span>úrgico.<text:line-break/>En este caso particular, 8 horas diarias (de 8:00 a 16:00).</text:p>
      <text:p text:style-name="P1"><text:span text:style-name="T3">Vacaciones</text:span>: <text:s/>En el convenio colectivo se remite al esatuto de los trabajadores.</text:p>
      <text:p text:style-name="P1"><text:span text:style-name="T3">Periodo de prueba</text:span>: En el convenio colectivo se remite al esatuto de los trabajadores..</text:p>
      <text:p text:style-name="P1"><text:span text:style-name="T3">Salario</text:span>: <text:span text:style-name="T2">1250 € brutos mensuales, compuesto por el salario base y las pagas extras.</text:span></text:p>
      <text:p text:style-name="P5"><text:span text:style-name="T3">Otros datos:</text:span> firma del contrato el mismo día de incorporación del trabajdor (13/12/13)</text:p>
      <text:p text:style-name="P5"/>
      <text:p text:style-name="P10">Información adicional</text:p>
      <text:p text:style-name="P10"/>
      <text:p text:style-name="P15">ELECRIK@, SA</text:p>
      <text:p text:style-name="P13">Director: Alberto Espinosa Val</text:p>
      <text:p text:style-name="P14">DNI: 70.457.156–P</text:p>
      <text:p text:style-name="P14">CIF: A- 45.638.213</text:p>
      <text:p text:style-name="P14">NISS: 50- 56457896 -12</text:p>
      <text:p text:style-name="P13">Dirección: C/ Delicias,57</text:p>
      <text:p text:style-name="P13">CP 50009 ZARAGOZA</text:p>
      <text:p text:style-name="P17"><text:span text:style-name="T4">Actividad económica: ELECTRICIDAD</text:span></text:p>
      <text:p text:style-name="P17"><text:span text:style-name="T4"/></text:p>
      <text:p text:style-name="P16">ADRIAN SANCHO LOZANO</text:p>
      <text:p text:style-name="P13">DNI: 42.563.321-R</text:p>
      <text:p text:style-name="P13">Fecha de nacimiento: 30/09/1990</text:p>
      <text:p text:style-name="P13">ZARAGOZA</text:p>
      <text:p text:style-name="P13">NISS: 50-78945612 -45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entury Gothic" svg:font-family="'Century Gothic'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1M3S</meta:editing-duration>
    <meta:editing-cycles>4</meta:editing-cycles>
    <meta:generator>LibreOffice/5.2.3.3$Windows_X86_64 LibreOffice_project/d54a8868f08a7b39642414cf2c8ef2f228f780cf</meta:generator>
    <dc:date>2016-12-05T16:36:36.761000000</dc:date>
    <meta:document-statistic meta:table-count="0" meta:image-count="0" meta:object-count="0" meta:page-count="3" meta:paragraph-count="32" meta:word-count="207" meta:character-count="1474" meta:non-whitespace-character-count="1254"/>
    <meta:user-defined meta:name="Info 1"/>
    <meta:user-defined meta:name="Info 2"/>
    <meta:user-defined meta:name="Info 3"/>
    <meta:user-defined meta:name="Info 4"/>
  </office:meta>
</office:document-meta>
</file>